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72pt" officeooo:rsid="00085f7d" officeooo:paragraph-rsid="00085f7d" style:font-size-asian="72pt" style:font-size-complex="72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c92d2" officeooo:paragraph-rsid="000c92d2" style:font-weight-asian="bold" style:font-weight-complex="bold"/>
    </style:style>
    <style:style style:name="P4" style:family="paragraph" style:parent-style-name="Standard">
      <style:text-properties fo:font-weight="bold" officeooo:rsid="001863cc" officeooo:paragraph-rsid="001863cc" style:font-weight-asian="bold" style:font-weight-complex="bold"/>
    </style:style>
    <style:style style:name="P5" style:family="paragraph" style:parent-style-name="Standard">
      <style:text-properties fo:font-weight="bold" officeooo:rsid="0042c918" officeooo:paragraph-rsid="004e3095" style:font-weight-asian="bold" style:font-weight-complex="bold"/>
    </style:style>
    <style:style style:name="P6" style:family="paragraph" style:parent-style-name="Standard">
      <style:text-properties fo:font-weight="bold" officeooo:paragraph-rsid="0022fcb9" style:font-weight-asian="bold" style:font-weight-complex="bold"/>
    </style:style>
    <style:style style:name="P7" style:family="paragraph" style:parent-style-name="Standard">
      <style:text-properties fo:font-weight="bold" officeooo:rsid="0073a4ae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paragraph-rsid="00beda0b" style:font-weight-asian="bold" style:font-weight-complex="bold"/>
    </style:style>
    <style:style style:name="P10" style:family="paragraph" style:parent-style-name="Standard">
      <style:text-properties fo:font-weight="bold" fo:background-color="#eeeeee" style:font-weight-asian="bold" style:font-weight-complex="bold"/>
    </style:style>
    <style:style style:name="P11" style:family="paragraph" style:parent-style-name="Standard">
      <style:text-properties fo:font-weight="bold" fo:background-color="#ffff6d" style:font-weight-asian="bold" style:font-weight-complex="bold"/>
    </style:style>
    <style:style style:name="P12" style:family="paragraph" style:parent-style-name="Standard">
      <style:text-properties fo:font-weight="bold" fo:background-color="#dddddd" style:font-weight-asian="bold" style:font-weight-complex="bold"/>
    </style:style>
    <style:style style:name="P13" style:family="paragraph" style:parent-style-name="Standard">
      <style:text-properties fo:color="#c9211e"/>
    </style:style>
    <style:style style:name="P14" style:family="paragraph" style:parent-style-name="Standard">
      <style:text-properties fo:color="#c9211e"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c9211e" fo:font-weight="bold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c9211e" fo:font-weight="bold" officeooo:paragraph-rsid="00beda0b" style:font-weight-asian="bold" style:font-weight-complex="bold"/>
    </style:style>
    <style:style style:name="P17" style:family="paragraph" style:parent-style-name="Standard">
      <style:text-properties fo:color="#c9211e" fo:font-weight="bold" fo:background-color="#eeeeee" style:font-weight-asian="bold" style:font-weight-complex="bold"/>
    </style:style>
    <style:style style:name="P18" style:family="paragraph" style:parent-style-name="Standard">
      <style:text-properties fo:color="#c9211e" fo:font-weight="bold" officeooo:rsid="000c92d2" officeooo:paragraph-rsid="001863cc" fo:background-color="#eeeeee" style:font-weight-asian="bold" style:font-weight-complex="bold"/>
    </style:style>
    <style:style style:name="P19" style:family="paragraph" style:parent-style-name="Standard">
      <style:text-properties fo:color="#c9211e" fo:font-weight="bold" officeooo:paragraph-rsid="000fd2e6" fo:background-color="#eeeeee" style:font-weight-asian="bold" style:font-weight-complex="bold"/>
    </style:style>
    <style:style style:name="P20" style:family="paragraph" style:parent-style-name="Standard">
      <style:text-properties fo:color="#c9211e" fo:font-weight="bold" officeooo:paragraph-rsid="0016fa03" fo:background-color="#eeeeee" style:font-weight-asian="bold" style:font-weight-complex="bold"/>
    </style:style>
    <style:style style:name="P21" style:family="paragraph" style:parent-style-name="Standard">
      <style:text-properties fo:color="#c9211e" fo:font-weight="bold" fo:background-color="#ffff6d" style:font-weight-asian="bold" style:font-weight-complex="bold"/>
    </style:style>
    <style:style style:name="P22" style:family="paragraph" style:parent-style-name="Standard">
      <style:text-properties fo:color="#c9211e" fo:font-weight="bold" officeooo:rsid="003b3006" officeooo:paragraph-rsid="003b3006" fo:background-color="#ffff6d" style:font-weight-asian="bold" style:font-weight-complex="bold"/>
    </style:style>
    <style:style style:name="P23" style:family="paragraph" style:parent-style-name="Standard">
      <style:text-properties fo:color="#c9211e" fo:font-weight="bold" officeooo:rsid="003e79e4" officeooo:paragraph-rsid="003e79e4" fo:background-color="#ffff6d" style:font-weight-asian="bold" style:font-weight-complex="bold"/>
    </style:style>
    <style:style style:name="P24" style:family="paragraph" style:parent-style-name="Standard">
      <style:text-properties fo:color="#c9211e" fo:font-weight="bold" officeooo:paragraph-rsid="004e4d48" fo:background-color="#ffff6d" style:font-weight-asian="bold" style:font-weight-complex="bold"/>
    </style:style>
    <style:style style:name="P25" style:family="paragraph" style:parent-style-name="Standard">
      <style:text-properties fo:color="#c9211e" fo:font-weight="bold" officeooo:rsid="00485cb4" officeooo:paragraph-rsid="004e3095" fo:background-color="#ffff6d" style:font-weight-asian="bold" style:font-weight-complex="bold"/>
    </style:style>
    <style:style style:name="P26" style:family="paragraph" style:parent-style-name="Standard">
      <style:text-properties fo:color="#c9211e" fo:font-weight="bold" officeooo:rsid="00485cb4" officeooo:paragraph-rsid="0042c918" fo:background-color="#ffff6d" style:font-weight-asian="bold" style:font-weight-complex="bold"/>
    </style:style>
    <style:style style:name="P27" style:family="paragraph" style:parent-style-name="Standard">
      <style:text-properties fo:color="#c9211e" fo:font-weight="bold" fo:background-color="#ffff00" style:font-weight-asian="bold" style:font-weight-complex="bold"/>
    </style:style>
    <style:style style:name="P28" style:family="paragraph" style:parent-style-name="Standard">
      <style:text-properties fo:color="#c9211e" fo:font-weight="bold" fo:background-color="#dddddd" style:font-weight-asian="bold" style:font-weight-complex="bold"/>
    </style:style>
    <style:style style:name="P29" style:family="paragraph" style:parent-style-name="Standard">
      <style:text-properties fo:color="#c9211e" officeooo:paragraph-rsid="0016fa03" fo:background-color="#eeeeee"/>
    </style:style>
    <style:style style:name="P30" style:family="paragraph" style:parent-style-name="Standard">
      <style:text-properties fo:color="#c9211e" fo:background-color="#ffff6d"/>
    </style:style>
    <style:style style:name="P31" style:family="paragraph" style:parent-style-name="Standard">
      <style:text-properties fo:color="#c9211e" fo:font-size="18pt" fo:font-weight="bold" style:font-size-asian="18pt" style:font-weight-asian="bold" style:font-size-complex="18pt" style:font-weight-complex="bold"/>
    </style:style>
    <style:style style:name="P32" style:family="paragraph" style:parent-style-name="Standard">
      <style:text-properties fo:color="#c9211e" fo:font-size="18pt" fo:font-weight="bold" officeooo:rsid="001c1b6b" officeooo:paragraph-rsid="0022fcb9" style:font-size-asian="18pt" style:font-weight-asian="bold" style:font-size-complex="18pt" style:font-weight-complex="bold"/>
    </style:style>
    <style:style style:name="P33" style:family="paragraph" style:parent-style-name="Standard">
      <style:text-properties fo:color="#c9211e" fo:font-size="18pt" fo:font-weight="bold" officeooo:rsid="0065aaf2" style:font-size-asian="18pt" style:font-weight-asian="bold" style:font-size-complex="18pt" style:font-weight-complex="bold"/>
    </style:style>
    <style:style style:name="P34" style:family="paragraph" style:parent-style-name="Standard">
      <style:text-properties fo:color="#c9211e" fo:font-size="18pt" fo:font-weight="bold" fo:background-color="#eeeeee" style:font-size-asian="18pt" style:font-weight-asian="bold" style:font-size-complex="18pt" style:font-weight-complex="bold"/>
    </style:style>
    <style:style style:name="P35" style:family="paragraph" style:parent-style-name="Standard">
      <style:text-properties fo:color="#c9211e" fo:font-size="18pt" fo:font-weight="bold" officeooo:rsid="0042c918" officeooo:paragraph-rsid="004e3095" fo:background-color="#eeeeee" style:font-size-asian="18pt" style:font-weight-asian="bold" style:font-size-complex="18pt" style:font-weight-complex="bold"/>
    </style:style>
    <style:style style:name="P36" style:family="paragraph" style:parent-style-name="Standard">
      <style:text-properties fo:color="#c9211e" fo:font-size="18pt" fo:font-weight="bold" officeooo:paragraph-rsid="00569532" fo:background-color="#eeeeee" style:font-size-asian="18pt" style:font-weight-asian="bold" style:font-size-complex="18pt" style:font-weight-complex="bold"/>
    </style:style>
    <style:style style:name="P37" style:family="paragraph" style:parent-style-name="Standard">
      <style:paragraph-properties style:line-height-at-least="0.503cm"/>
      <style:text-properties fo:color="#c9211e" style:font-name="Droid Sans Mono" fo:font-size="10.5pt" fo:font-weight="bold" fo:background-color="#ffff00" style:font-weight-asian="bold" style:font-weight-complex="bold"/>
    </style:style>
    <style:style style:name="P38" style:family="paragraph" style:parent-style-name="Standard">
      <style:text-properties fo:color="#c9211e" fo:font-size="19pt" fo:font-weight="bold" fo:background-color="#eeeeee" style:font-size-asian="19pt" style:font-weight-asian="bold" style:font-size-complex="19pt" style:font-weight-complex="bold"/>
    </style:style>
    <style:style style:name="P39" style:family="paragraph" style:parent-style-name="Standard">
      <style:text-properties officeooo:rsid="000fd2e6" officeooo:paragraph-rsid="000fd2e6"/>
    </style:style>
    <style:style style:name="P40" style:family="paragraph" style:parent-style-name="Standard">
      <style:text-properties officeooo:paragraph-rsid="000fd2e6"/>
    </style:style>
    <style:style style:name="P41" style:family="paragraph" style:parent-style-name="Standard">
      <style:text-properties officeooo:paragraph-rsid="000f164b"/>
    </style:style>
    <style:style style:name="P42" style:family="paragraph" style:parent-style-name="Standard">
      <style:text-properties officeooo:paragraph-rsid="00148d30"/>
    </style:style>
    <style:style style:name="P43" style:family="paragraph" style:parent-style-name="Standard">
      <style:text-properties officeooo:paragraph-rsid="0014d44c"/>
    </style:style>
    <style:style style:name="P44" style:family="paragraph" style:parent-style-name="Standard">
      <style:text-properties officeooo:rsid="0014d44c" officeooo:paragraph-rsid="0014d44c"/>
    </style:style>
    <style:style style:name="P45" style:family="paragraph" style:parent-style-name="Standard">
      <style:text-properties officeooo:paragraph-rsid="0016fa03"/>
    </style:style>
    <style:style style:name="P46" style:family="paragraph" style:parent-style-name="Standard">
      <style:text-properties fo:background-color="#eeeeee"/>
    </style:style>
    <style:style style:name="P47" style:family="paragraph" style:parent-style-name="Standard">
      <style:text-properties fo:color="#800080" fo:font-weight="bold" fo:background-color="#eeeeee" style:font-weight-asian="bold" style:font-weight-complex="bold"/>
    </style:style>
    <style:style style:name="P48" style:family="paragraph" style:parent-style-name="Standard">
      <style:text-properties fo:color="#800080" fo:font-weight="bold" officeooo:paragraph-rsid="00148d30" fo:background-color="#eeeeee" style:font-weight-asian="bold" style:font-weight-complex="bold"/>
    </style:style>
    <style:style style:name="P49" style:family="paragraph" style:parent-style-name="Standard">
      <style:text-properties fo:color="#800080" fo:font-weight="bold" officeooo:rsid="000c92d2" officeooo:paragraph-rsid="001863cc" fo:background-color="#eeeeee" style:font-weight-asian="bold" style:font-weight-complex="bold"/>
    </style:style>
    <style:style style:name="P50" style:family="paragraph" style:parent-style-name="Standard">
      <style:text-properties fo:color="#800080" fo:font-weight="bold" officeooo:rsid="00148d30" officeooo:paragraph-rsid="00148d30" fo:background-color="#eeeeee" style:font-weight-asian="bold" style:font-weight-complex="bold"/>
    </style:style>
    <style:style style:name="P51" style:family="paragraph" style:parent-style-name="Standard">
      <style:text-properties fo:color="#800080" fo:background-color="#eeeeee"/>
    </style:style>
    <style:style style:name="P52" style:family="paragraph" style:parent-style-name="Standard">
      <style:text-properties officeooo:rsid="001863cc" officeooo:paragraph-rsid="001863cc"/>
    </style:style>
    <style:style style:name="P53" style:family="paragraph" style:parent-style-name="Standard">
      <style:text-properties fo:font-size="18pt" fo:font-weight="bold" officeooo:rsid="006d4ffb" officeooo:paragraph-rsid="006d4ffb" fo:background-color="#eeeeee" style:font-size-asian="18pt" style:font-weight-asian="bold" style:font-size-complex="18pt" style:font-weight-complex="bold"/>
    </style:style>
    <style:style style:name="P54" style:family="paragraph" style:parent-style-name="Standard">
      <style:text-properties fo:font-size="18pt" style:font-size-asian="18pt" style:font-size-complex="18pt"/>
    </style:style>
    <style:style style:name="P55" style:family="paragraph" style:parent-style-name="Standard">
      <style:text-properties fo:font-size="28pt" fo:font-weight="bold" style:font-size-asian="28pt" style:font-weight-asian="bold" style:font-size-complex="28pt" style:font-weight-complex="bold"/>
    </style:style>
    <style:style style:name="P56" style:family="paragraph" style:parent-style-name="Standard">
      <style:text-properties fo:font-size="28pt" fo:font-weight="bold" officeooo:rsid="000c92d2" officeooo:paragraph-rsid="000c92d2" style:font-size-asian="28pt" style:font-weight-asian="bold" style:font-size-complex="28pt" style:font-weight-complex="bold"/>
    </style:style>
    <style:style style:name="P57" style:family="paragraph" style:parent-style-name="Standard">
      <style:text-properties fo:font-size="28pt" fo:font-weight="bold" officeooo:rsid="00390b08" officeooo:paragraph-rsid="0069f957" style:font-size-asian="28pt" style:font-weight-asian="bold" style:font-size-complex="28pt" style:font-weight-complex="bold"/>
    </style:style>
    <style:style style:name="P58" style:family="paragraph" style:parent-style-name="Standard">
      <style:text-properties fo:font-size="28pt" fo:font-weight="bold" officeooo:rsid="006a81a2" style:font-size-asian="28pt" style:font-weight-asian="bold" style:font-size-complex="28pt" style:font-weight-complex="bold"/>
    </style:style>
    <style:style style:name="P59" style:family="paragraph" style:parent-style-name="Standard">
      <style:text-properties fo:font-size="28pt" fo:font-weight="bold" officeooo:rsid="006a81a2" officeooo:paragraph-rsid="006a81a2" style:font-size-asian="28pt" style:font-weight-asian="bold" style:font-size-complex="28pt" style:font-weight-complex="bold"/>
    </style:style>
    <style:style style:name="P60" style:family="paragraph" style:parent-style-name="Standard">
      <style:text-properties fo:font-size="28pt" fo:font-weight="bold" officeooo:rsid="000fd2e6" officeooo:paragraph-rsid="00da5f08" style:font-size-asian="28pt" style:font-weight-asian="bold" style:font-size-complex="28pt" style:font-weight-complex="bold"/>
    </style:style>
    <style:style style:name="P61" style:family="paragraph" style:parent-style-name="Standard">
      <style:text-properties officeooo:paragraph-rsid="0022fcb9"/>
    </style:style>
    <style:style style:name="P62" style:family="paragraph" style:parent-style-name="Standard">
      <style:text-properties fo:color="#55308d" fo:font-weight="bold" style:font-weight-asian="bold" style:font-weight-complex="bold"/>
    </style:style>
    <style:style style:name="P63" style:family="paragraph" style:parent-style-name="Standard">
      <style:text-properties fo:color="#55308d" fo:font-weight="bold" fo:background-color="#eeeeee" style:font-weight-asian="bold" style:font-weight-complex="bold"/>
    </style:style>
    <style:style style:name="P64" style:family="paragraph" style:parent-style-name="Standard">
      <style:text-properties fo:color="#55308d" fo:font-weight="bold" officeooo:paragraph-rsid="00287578" fo:background-color="#eeeeee" style:font-weight-asian="bold" style:font-weight-complex="bold"/>
    </style:style>
    <style:style style:name="P65" style:family="paragraph" style:parent-style-name="Standard">
      <style:text-properties fo:color="#55308d" fo:font-weight="bold" fo:background-color="#dddddd" style:font-weight-asian="bold" style:font-weight-complex="bold"/>
    </style:style>
    <style:style style:name="P66" style:family="paragraph" style:parent-style-name="Standard">
      <style:text-properties fo:color="#55308d" fo:font-weight="bold" officeooo:paragraph-rsid="00287578" fo:background-color="#dddddd" style:font-weight-asian="bold" style:font-weight-complex="bold"/>
    </style:style>
    <style:style style:name="P67" style:family="paragraph" style:parent-style-name="Standard">
      <style:text-properties fo:color="#55308d" fo:font-weight="bold" officeooo:rsid="00ae316f" fo:background-color="#dddddd" style:font-weight-asian="bold" style:font-weight-complex="bold"/>
    </style:style>
    <style:style style:name="P68" style:family="paragraph" style:parent-style-name="Standard">
      <style:text-properties fo:color="#55308d" fo:font-weight="bold" fo:background-color="#ffff00" style:font-weight-asian="bold" style:font-weight-complex="bold"/>
    </style:style>
    <style:style style:name="P69" style:family="paragraph" style:parent-style-name="Standard">
      <style:text-properties fo:color="#55308d" fo:font-weight="bold" officeooo:rsid="00ae316f" fo:background-color="#ffff00" style:font-weight-asian="bold" style:font-weight-complex="bold"/>
    </style:style>
    <style:style style:name="P70" style:family="paragraph" style:parent-style-name="Standard">
      <style:text-properties fo:color="#55308d" fo:background-color="#dddddd"/>
    </style:style>
    <style:style style:name="P71" style:family="paragraph" style:parent-style-name="Standard">
      <style:text-properties fo:color="#55308d" fo:font-size="18pt" fo:font-weight="bold" fo:background-color="#dddddd" style:font-size-asian="18pt" style:font-weight-asian="bold" style:font-size-complex="18pt" style:font-weight-complex="bold"/>
    </style:style>
    <style:style style:name="P72" style:family="paragraph" style:parent-style-name="Standard">
      <style:text-properties fo:color="#55308d" fo:font-size="18pt" fo:font-weight="bold" officeooo:rsid="0065aaf2" fo:background-color="#dddddd" style:font-size-asian="18pt" style:font-weight-asian="bold" style:font-size-complex="18pt" style:font-weight-complex="bold"/>
    </style:style>
    <style:style style:name="P73" style:family="paragraph" style:parent-style-name="Standard">
      <style:text-properties fo:color="#55308d" fo:font-size="18pt" fo:font-weight="bold" officeooo:rsid="0042c918" officeooo:paragraph-rsid="004e3095" fo:background-color="#dddddd" style:font-size-asian="18pt" style:font-weight-asian="bold" style:font-size-complex="18pt" style:font-weight-complex="bold"/>
    </style:style>
    <style:style style:name="P74" style:family="paragraph" style:parent-style-name="Standard">
      <style:text-properties fo:color="#55308d" fo:font-size="18pt" fo:font-weight="bold" officeooo:paragraph-rsid="00569532" fo:background-color="#dddddd" style:font-size-asian="18pt" style:font-weight-asian="bold" style:font-size-complex="18pt" style:font-weight-complex="bold"/>
    </style:style>
    <style:style style:name="P75" style:family="paragraph" style:parent-style-name="Standard">
      <style:text-properties fo:color="#55308d" fo:font-size="19pt" fo:font-weight="bold" fo:background-color="#dddddd" style:font-size-asian="19pt" style:font-weight-asian="bold" style:font-size-complex="19pt" style:font-weight-complex="bold"/>
    </style:style>
    <style:style style:name="P76" style:family="paragraph" style:parent-style-name="Standard">
      <style:text-properties officeooo:paragraph-rsid="00287578"/>
    </style:style>
    <style:style style:name="P77" style:family="paragraph" style:parent-style-name="Standard">
      <style:text-properties fo:background-color="#ffff6d"/>
    </style:style>
    <style:style style:name="P78" style:family="paragraph" style:parent-style-name="Standard">
      <style:text-properties officeooo:paragraph-rsid="004f6c0e"/>
    </style:style>
    <style:style style:name="P79" style:family="paragraph" style:parent-style-name="Standard">
      <style:text-properties officeooo:paragraph-rsid="00569532"/>
    </style:style>
    <style:style style:name="P80" style:family="paragraph" style:parent-style-name="Standard">
      <style:text-properties officeooo:paragraph-rsid="00590823"/>
    </style:style>
    <style:style style:name="P81" style:family="paragraph" style:parent-style-name="Standard">
      <style:text-properties fo:font-size="44pt" fo:font-weight="bold" officeooo:rsid="002589e8" style:font-size-asian="44pt" style:font-weight-asian="bold" style:font-size-complex="44pt" style:font-weight-complex="bold"/>
    </style:style>
    <style:style style:name="P82" style:family="paragraph" style:parent-style-name="Standard">
      <style:text-properties fo:font-size="44pt" fo:font-weight="bold" officeooo:rsid="002589e8" officeooo:paragraph-rsid="002589e8" style:font-size-asian="44pt" style:font-weight-asian="bold" style:font-size-complex="44pt" style:font-weight-complex="bold"/>
    </style:style>
    <style:style style:name="P83" style:family="paragraph" style:parent-style-name="Standard">
      <style:paragraph-properties style:line-height-at-least="0.503cm"/>
    </style:style>
    <style:style style:name="P84" style:family="paragraph" style:parent-style-name="Standard">
      <style:text-properties fo:background-color="#dddddd"/>
    </style:style>
    <style:style style:name="P85" style:family="paragraph" style:parent-style-name="Standard">
      <style:text-properties officeooo:rsid="00a89e48" officeooo:paragraph-rsid="00a89e48"/>
    </style:style>
    <style:style style:name="P86" style:family="paragraph" style:parent-style-name="Standard">
      <style:text-properties fo:color="#bf0041" fo:font-weight="bold" fo:background-color="#ffff00" style:font-weight-asian="bold" style:font-weight-complex="bold"/>
    </style:style>
    <style:style style:name="P87" style:family="paragraph" style:parent-style-name="Standard">
      <style:text-properties fo:color="#ff0000"/>
    </style:style>
    <style:style style:name="P88" style:family="paragraph" style:parent-style-name="Standard">
      <style:text-properties fo:color="#ff0000" fo:font-size="28pt" fo:font-weight="bold" style:font-size-asian="28pt" style:font-weight-asian="bold" style:font-size-complex="28pt" style:font-weight-complex="bold"/>
    </style:style>
    <style:style style:name="P89" style:family="paragraph" style:parent-style-name="Standard">
      <style:text-properties fo:color="#ff0000" fo:font-weight="bold" fo:background-color="#ffff00" style:font-weight-asian="bold" style:font-weight-complex="bold"/>
    </style:style>
    <style:style style:name="P90" style:family="paragraph" style:parent-style-name="Standard">
      <style:text-properties fo:color="#ff0000" fo:font-weight="bold" officeooo:rsid="00ae316f" fo:background-color="#ffff00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ff3838" fo:font-weight="bold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ff3838" fo:font-weight="bold" officeooo:paragraph-rsid="00beda0b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ff3838" fo:font-weight="bold" officeooo:paragraph-rsid="00baecc6" style:font-weight-asian="bold" style:font-weight-complex="bold"/>
    </style:style>
    <style:style style:name="T1" style:family="text">
      <style:text-properties officeooo:rsid="000fd2e6"/>
    </style:style>
    <style:style style:name="T2" style:family="text">
      <style:text-properties officeooo:rsid="00107e72"/>
    </style:style>
    <style:style style:name="T3" style:family="text">
      <style:text-properties fo:color="#c9211e"/>
    </style:style>
    <style:style style:name="T4" style:family="text">
      <style:text-properties fo:color="#c9211e" fo:font-weight="bold" fo:background-color="#eeeeee" loext:char-shading-value="0" style:font-weight-asian="bold" style:font-weight-complex="bold"/>
    </style:style>
    <style:style style:name="T5" style:family="text">
      <style:text-properties fo:color="#c9211e" fo:font-weight="bold" officeooo:rsid="000f164b" fo:background-color="#eeeeee" loext:char-shading-value="0" style:font-weight-asian="bold" style:font-weight-complex="bold"/>
    </style:style>
    <style:style style:name="T6" style:family="text">
      <style:text-properties fo:color="#c9211e" fo:font-weight="bold" officeooo:rsid="000d6bd7" fo:background-color="#eeeeee" loext:char-shading-value="0" style:font-weight-asian="bold" style:font-weight-complex="bold"/>
    </style:style>
    <style:style style:name="T7" style:family="text">
      <style:text-properties fo:color="#c9211e" fo:font-weight="bold" officeooo:rsid="0013d653" fo:background-color="#eeeeee" loext:char-shading-value="0" style:font-weight-asian="bold" style:font-weight-complex="bold"/>
    </style:style>
    <style:style style:name="T8" style:family="text">
      <style:text-properties fo:color="#c9211e" fo:font-weight="bold" officeooo:rsid="00148d30" fo:background-color="#eeeeee" loext:char-shading-value="0" style:font-weight-asian="bold" style:font-weight-complex="bold"/>
    </style:style>
    <style:style style:name="T9" style:family="text">
      <style:text-properties fo:color="#c9211e" fo:font-weight="bold" officeooo:rsid="0014d44c" style:font-weight-asian="bold" style:font-weight-complex="bold"/>
    </style:style>
    <style:style style:name="T10" style:family="text">
      <style:text-properties fo:color="#c9211e" fo:font-weight="bold" fo:background-color="#ffff6d" loext:char-shading-value="0" style:font-weight-asian="bold" style:font-weight-complex="bold"/>
    </style:style>
    <style:style style:name="T11" style:family="text">
      <style:text-properties fo:color="#c9211e" fo:font-weight="bold" officeooo:rsid="002c81db" fo:background-color="#ffff6d" loext:char-shading-value="0" style:font-weight-asian="bold" style:font-weight-complex="bold"/>
    </style:style>
    <style:style style:name="T12" style:family="text">
      <style:text-properties fo:color="#c9211e" fo:font-weight="bold" officeooo:rsid="002b16d0" fo:background-color="#ffff6d" loext:char-shading-value="0" style:font-weight-asian="bold" style:font-weight-complex="bold"/>
    </style:style>
    <style:style style:name="T13" style:family="text">
      <style:text-properties fo:color="#c9211e" fo:font-weight="bold" officeooo:rsid="004e3095" fo:background-color="#ffff6d" loext:char-shading-value="0" style:font-weight-asian="bold" style:font-weight-complex="bold"/>
    </style:style>
    <style:style style:name="T14" style:family="text">
      <style:text-properties fo:color="#c9211e" fo:font-weight="bold" officeooo:rsid="004f6c0e" fo:background-color="#ffff6d" loext:char-shading-value="0" style:font-weight-asian="bold" style:font-weight-complex="bold"/>
    </style:style>
    <style:style style:name="T15" style:family="text">
      <style:text-properties fo:color="#c9211e" fo:font-weight="bold" officeooo:rsid="00516ca9" fo:background-color="#ffff6d" loext:char-shading-value="0" style:font-weight-asian="bold" style:font-weight-complex="bold"/>
    </style:style>
    <style:style style:name="T16" style:family="text">
      <style:text-properties fo:color="#c9211e" fo:font-weight="bold" fo:background-color="#ffff00" loext:char-shading-value="0" style:font-weight-asian="bold" style:font-weight-complex="bold"/>
    </style:style>
    <style:style style:name="T17" style:family="text">
      <style:text-properties fo:color="#c9211e" fo:font-weight="bold" officeooo:rsid="00544959" fo:background-color="#ffff00" loext:char-shading-value="0" style:font-weight-asian="bold" style:font-weight-complex="bold"/>
    </style:style>
    <style:style style:name="T18" style:family="text">
      <style:text-properties fo:color="#c9211e" fo:font-weight="bold" officeooo:rsid="005e65c0" fo:background-color="#ffff00" loext:char-shading-value="0" style:font-weight-asian="bold" style:font-weight-complex="bold"/>
    </style:style>
    <style:style style:name="T19" style:family="text">
      <style:text-properties fo:color="#c9211e" fo:font-weight="bold" officeooo:rsid="0070c285" fo:background-color="#ffff00" loext:char-shading-value="0" style:font-weight-asian="bold" style:font-weight-complex="bold"/>
    </style:style>
    <style:style style:name="T20" style:family="text">
      <style:text-properties fo:color="#c9211e" fo:font-weight="bold" officeooo:rsid="00724e22" fo:background-color="#ffff00" loext:char-shading-value="0" style:font-weight-asian="bold" style:font-weight-complex="bold"/>
    </style:style>
    <style:style style:name="T21" style:family="text">
      <style:text-properties fo:color="#c9211e" fo:font-weight="bold" officeooo:rsid="0073a4ae" fo:background-color="#ffff00" loext:char-shading-value="0" style:font-weight-asian="bold" style:font-weight-complex="bold"/>
    </style:style>
    <style:style style:name="T22" style:family="text">
      <style:text-properties fo:color="#c9211e" fo:font-weight="bold" officeooo:rsid="007c2bfe" fo:background-color="#ffff00" loext:char-shading-value="0" style:font-weight-asian="bold" style:font-weight-complex="bold"/>
    </style:style>
    <style:style style:name="T23" style:family="text">
      <style:text-properties fo:color="#c9211e" fo:font-weight="bold" officeooo:rsid="008622c5" fo:background-color="#ffff00" loext:char-shading-value="0" style:font-weight-asian="bold" style:font-weight-complex="bold"/>
    </style:style>
    <style:style style:name="T24" style:family="text">
      <style:text-properties fo:color="#c9211e" fo:font-weight="bold" fo:background-color="#dddddd" loext:char-shading-value="0" style:font-weight-asian="bold" style:font-weight-complex="bold"/>
    </style:style>
    <style:style style:name="T25" style:family="text">
      <style:text-properties fo:color="#c9211e" officeooo:rsid="00190584"/>
    </style:style>
    <style:style style:name="T26" style:family="text">
      <style:text-properties fo:color="#c9211e" fo:background-color="#eeeeee" loext:char-shading-value="0"/>
    </style:style>
    <style:style style:name="T27" style:family="text">
      <style:text-properties fo:color="#c9211e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c9211e" fo:font-size="18pt" fo:font-weight="bold" officeooo:rsid="001c1b6b" style:font-size-asian="18pt" style:font-weight-asian="bold" style:font-size-complex="18pt" style:font-weight-complex="bold"/>
    </style:style>
    <style:style style:name="T29" style:family="text">
      <style:text-properties fo:color="#c9211e" fo:font-size="18pt" fo:font-weight="bold" fo:background-color="#eeeeee" loext:char-shading-value="0" style:font-size-asian="18pt" style:font-weight-asian="bold" style:font-size-complex="18pt" style:font-weight-complex="bold"/>
    </style:style>
    <style:style style:name="T30" style:family="text">
      <style:text-properties fo:color="#c9211e" fo:font-size="18pt" fo:font-weight="bold" officeooo:rsid="00287578" fo:background-color="#eeeeee" loext:char-shading-value="0" style:font-size-asian="18pt" style:font-weight-asian="bold" style:font-size-complex="18pt" style:font-weight-complex="bold"/>
    </style:style>
    <style:style style:name="T31" style:family="text">
      <style:text-properties fo:color="#c9211e" fo:font-size="18pt" fo:font-weight="bold" officeooo:rsid="001c1b6b" fo:background-color="#eeeeee" loext:char-shading-value="0" style:font-size-asian="18pt" style:font-weight-asian="bold" style:font-size-complex="18pt" style:font-weight-complex="bold"/>
    </style:style>
    <style:style style:name="T32" style:family="text">
      <style:text-properties fo:color="#c9211e" fo:font-size="18pt" fo:font-weight="bold" officeooo:rsid="0022fcb9" fo:background-color="#eeeeee" loext:char-shading-value="0" style:font-size-asian="18pt" style:font-weight-asian="bold" style:font-size-complex="18pt" style:font-weight-complex="bold"/>
    </style:style>
    <style:style style:name="T33" style:family="text">
      <style:text-properties fo:color="#c9211e" fo:font-size="18pt" fo:font-weight="bold" officeooo:rsid="00590823" fo:background-color="#eeeeee" loext:char-shading-value="0" style:font-size-asian="18pt" style:font-weight-asian="bold" style:font-size-complex="18pt" style:font-weight-complex="bold"/>
    </style:style>
    <style:style style:name="T34" style:family="text">
      <style:text-properties fo:color="#c9211e" fo:font-size="18pt" fo:font-weight="bold" officeooo:rsid="0065aaf2" fo:background-color="#eeeeee" loext:char-shading-value="0" style:font-size-asian="18pt" style:font-weight-asian="bold" style:font-size-complex="18pt" style:font-weight-complex="bold"/>
    </style:style>
    <style:style style:name="T35" style:family="text">
      <style:text-properties fo:color="#c9211e" fo:font-size="18pt" fo:font-weight="bold" officeooo:rsid="006d4ffb" fo:background-color="#eeeeee" loext:char-shading-value="0" style:font-size-asian="18pt" style:font-weight-asian="bold" style:font-size-complex="18pt" style:font-weight-complex="bold"/>
    </style:style>
    <style:style style:name="T36" style:family="text">
      <style:text-properties fo:color="#c9211e" fo:font-size="18pt" fo:font-weight="bold" fo:background-color="#dddddd" loext:char-shading-value="0" style:font-size-asian="18pt" style:font-weight-asian="bold" style:font-size-complex="18pt" style:font-weight-complex="bold"/>
    </style:style>
    <style:style style:name="T37" style:family="text">
      <style:text-properties fo:color="#c9211e" fo:font-size="18pt" fo:font-weight="bold" officeooo:rsid="00855ad7" fo:background-color="#dddddd" loext:char-shading-value="0" style:font-size-asian="18pt" style:font-weight-asian="bold" style:font-size-complex="18pt" style:font-weight-complex="bold"/>
    </style:style>
    <style:style style:name="T38" style:family="text">
      <style:text-properties fo:color="#c9211e" fo:font-size="18pt" fo:font-weight="bold" officeooo:rsid="00ad1d2b" fo:background-color="#dddddd" loext:char-shading-value="0" style:font-size-asian="18pt" style:font-weight-asian="bold" style:font-size-complex="18pt" style:font-weight-complex="bold"/>
    </style:style>
    <style:style style:name="T39" style:family="text">
      <style:text-properties fo:color="#c9211e" fo:font-size="18pt" fo:background-color="#eeeeee" loext:char-shading-value="0" style:font-size-asian="18pt" style:font-size-complex="18pt"/>
    </style:style>
    <style:style style:name="T40" style:family="text">
      <style:text-properties fo:color="#c9211e" fo:font-size="18pt" fo:background-color="#dddddd" loext:char-shading-value="0" style:font-size-asian="18pt" style:font-size-complex="18pt"/>
    </style:style>
    <style:style style:name="T41" style:family="text">
      <style:text-properties fo:color="#c9211e" fo:font-size="15pt" fo:font-weight="bold" officeooo:rsid="001c1b6b" fo:background-color="#eeeeee" loext:char-shading-value="0" style:font-size-asian="15pt" style:font-weight-asian="bold" style:font-size-complex="15pt" style:font-weight-complex="bold"/>
    </style:style>
    <style:style style:name="T42" style:family="text">
      <style:text-properties fo:color="#c9211e" fo:font-size="24pt" fo:background-color="#eeeeee" loext:char-shading-value="0" style:font-size-asian="24pt" style:font-size-complex="24pt"/>
    </style:style>
    <style:style style:name="T43" style:family="text">
      <style:text-properties fo:color="#c9211e" fo:background-color="#ffff6d" loext:char-shading-value="0"/>
    </style:style>
    <style:style style:name="T44" style:family="text">
      <style:text-properties fo:color="#c9211e" officeooo:rsid="0043c60f" fo:background-color="#ffff6d" loext:char-shading-value="0"/>
    </style:style>
    <style:style style:name="T45" style:family="text">
      <style:text-properties fo:color="#c9211e" officeooo:rsid="00485cb4" fo:background-color="#ffff6d" loext:char-shading-value="0"/>
    </style:style>
    <style:style style:name="T46" style:family="text">
      <style:text-properties fo:color="#c9211e" officeooo:rsid="002b16d0" fo:background-color="#ffff6d" loext:char-shading-value="0"/>
    </style:style>
    <style:style style:name="T47" style:family="text">
      <style:text-properties fo:color="#c9211e" officeooo:rsid="004e3095" fo:background-color="#ffff6d" loext:char-shading-value="0"/>
    </style:style>
    <style:style style:name="T48" style:family="text">
      <style:text-properties fo:color="#c9211e" officeooo:rsid="00367617" fo:background-color="#ffff6d" loext:char-shading-value="0"/>
    </style:style>
    <style:style style:name="T49" style:family="text">
      <style:text-properties fo:color="#c9211e" officeooo:rsid="0037eece" fo:background-color="#ffff6d" loext:char-shading-value="0"/>
    </style:style>
    <style:style style:name="T50" style:family="text">
      <style:text-properties fo:color="#c9211e" officeooo:rsid="00516ca9" fo:background-color="#ffff6d" loext:char-shading-value="0"/>
    </style:style>
    <style:style style:name="T51" style:family="text">
      <style:text-properties fo:color="#c9211e" fo:font-size="19pt" fo:font-weight="bold" style:font-size-asian="19pt" style:font-weight-asian="bold" style:font-size-complex="19pt" style:font-weight-complex="bold"/>
    </style:style>
    <style:style style:name="T52" style:family="text">
      <style:text-properties fo:color="#c9211e" fo:font-size="19pt" fo:font-weight="bold" fo:background-color="#eeeeee" loext:char-shading-value="0" style:font-size-asian="19pt" style:font-weight-asian="bold" style:font-size-complex="19pt" style:font-weight-complex="bold"/>
    </style:style>
    <style:style style:name="T53" style:family="text">
      <style:text-properties fo:color="#c9211e" fo:background-color="#ffff00" loext:char-shading-value="0"/>
    </style:style>
    <style:style style:name="T54" style:family="text">
      <style:text-properties fo:color="#c9211e" style:font-name="Droid Sans Mono" fo:font-size="10.5pt" fo:font-weight="bold" fo:background-color="#ffff00" loext:char-shading-value="0" style:font-weight-asian="bold" style:font-weight-complex="bold"/>
    </style:style>
    <style:style style:name="T55" style:family="text">
      <style:text-properties officeooo:rsid="00148d30"/>
    </style:style>
    <style:style style:name="T56" style:family="text">
      <style:text-properties officeooo:rsid="0014d44c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0c92d2" style:font-weight-asian="bold" style:font-weight-complex="bold"/>
    </style:style>
    <style:style style:name="T59" style:family="text">
      <style:text-properties fo:font-weight="bold" officeooo:rsid="0014d44c" style:font-weight-asian="bold" style:font-weight-complex="bold"/>
    </style:style>
    <style:style style:name="T60" style:family="text">
      <style:text-properties fo:font-weight="bold" officeooo:rsid="000fd2e6" style:font-weight-asian="bold" style:font-weight-complex="bold"/>
    </style:style>
    <style:style style:name="T61" style:family="text">
      <style:text-properties fo:font-weight="bold" officeooo:rsid="001bc4b2" style:font-weight-asian="bold" style:font-weight-complex="bold"/>
    </style:style>
    <style:style style:name="T62" style:family="text">
      <style:text-properties fo:font-weight="bold" officeooo:rsid="00baecc6" style:font-weight-asian="bold" style:font-weight-complex="bold"/>
    </style:style>
    <style:style style:name="T63" style:family="text">
      <style:text-properties fo:font-weight="bold" fo:background-color="#ffff6d" loext:char-shading-value="0" style:font-weight-asian="bold" style:font-weight-complex="bold"/>
    </style:style>
    <style:style style:name="T64" style:family="text">
      <style:text-properties fo:font-weight="bold" fo:background-color="#dddddd" loext:char-shading-value="0" style:font-weight-asian="bold" style:font-weight-complex="bold"/>
    </style:style>
    <style:style style:name="T65" style:family="text">
      <style:text-properties fo:color="#800080" fo:background-color="#eeeeee" loext:char-shading-value="0"/>
    </style:style>
    <style:style style:name="T66" style:family="text">
      <style:text-properties officeooo:rsid="00287578"/>
    </style:style>
    <style:style style:name="T67" style:family="text">
      <style:text-properties officeooo:rsid="002b16d0"/>
    </style:style>
    <style:style style:name="T68" style:family="text">
      <style:text-properties fo:background-color="#eeeeee" loext:char-shading-value="0"/>
    </style:style>
    <style:style style:name="T69" style:family="text">
      <style:text-properties fo:color="#55308d"/>
    </style:style>
    <style:style style:name="T70" style:family="text">
      <style:text-properties fo:color="#55308d" fo:font-weight="bold" officeooo:rsid="00855ad7" fo:background-color="#dddddd" loext:char-shading-value="0" style:font-weight-asian="bold" style:font-weight-complex="bold"/>
    </style:style>
    <style:style style:name="T71" style:family="text">
      <style:text-properties fo:color="#55308d" fo:font-weight="bold" fo:background-color="#eeeeee" loext:char-shading-value="0" style:font-weight-asian="bold" style:font-weight-complex="bold"/>
    </style:style>
    <style:style style:name="T72" style:family="text">
      <style:text-properties fo:color="#55308d" fo:font-weight="bold" officeooo:rsid="00f1266b" fo:background-color="#eeeeee" loext:char-shading-value="0" style:font-weight-asian="bold" style:font-weight-complex="bold"/>
    </style:style>
    <style:style style:name="T73" style:family="text">
      <style:text-properties officeooo:rsid="003b2076"/>
    </style:style>
    <style:style style:name="T74" style:family="text">
      <style:text-properties officeooo:rsid="003c38c2"/>
    </style:style>
    <style:style style:name="T75" style:family="text">
      <style:text-properties officeooo:rsid="003da5bf"/>
    </style:style>
    <style:style style:name="T76" style:family="text">
      <style:text-properties officeooo:rsid="0040c9ae"/>
    </style:style>
    <style:style style:name="T77" style:family="text">
      <style:text-properties officeooo:rsid="00421e99"/>
    </style:style>
    <style:style style:name="T78" style:family="text">
      <style:text-properties officeooo:rsid="0042c918"/>
    </style:style>
    <style:style style:name="T79" style:family="text">
      <style:text-properties officeooo:rsid="004e3095"/>
    </style:style>
    <style:style style:name="T80" style:family="text">
      <style:text-properties officeooo:rsid="00506170"/>
    </style:style>
    <style:style style:name="T81" style:family="text">
      <style:text-properties officeooo:rsid="00618127"/>
    </style:style>
    <style:style style:name="T82" style:family="text">
      <style:text-properties officeooo:rsid="00651900"/>
    </style:style>
    <style:style style:name="T83" style:family="text">
      <style:text-properties officeooo:rsid="0067dc73"/>
    </style:style>
    <style:style style:name="T84" style:family="text">
      <style:text-properties officeooo:rsid="00690622"/>
    </style:style>
    <style:style style:name="T85" style:family="text">
      <style:text-properties officeooo:rsid="0069f957"/>
    </style:style>
    <style:style style:name="T86" style:family="text">
      <style:text-properties officeooo:rsid="006be8e7"/>
    </style:style>
    <style:style style:name="T87" style:family="text">
      <style:text-properties fo:color="#ff0000" fo:font-size="18pt" fo:font-weight="bold" fo:background-color="#dddddd" loext:char-shading-value="0" style:font-size-asian="18pt" style:font-weight-asian="bold" style:font-size-complex="18pt" style:font-weight-complex="bold"/>
    </style:style>
    <style:style style:name="T88" style:family="text">
      <style:text-properties fo:color="#ff0000" fo:font-size="18pt" fo:background-color="#dddddd" loext:char-shading-value="0" style:font-size-asian="18pt" style:font-size-complex="18pt"/>
    </style:style>
    <style:style style:name="T89" style:family="text">
      <style:text-properties fo:color="#ff0000" fo:font-weight="bold" fo:background-color="#ffff00" loext:char-shading-value="0" style:font-weight-asian="bold" style:font-weight-complex="bold"/>
    </style:style>
    <style:style style:name="T90" style:family="text">
      <style:text-properties fo:color="#ff0000" fo:font-weight="bold" officeooo:rsid="00ae316f" fo:background-color="#ffff00" loext:char-shading-value="0" style:font-weight-asian="bold" style:font-weight-complex="bold"/>
    </style:style>
    <style:style style:name="T91" style:family="text">
      <style:text-properties fo:color="#ff0000" fo:background-color="#ffff00" loext:char-shading-value="0"/>
    </style:style>
    <style:style style:name="T92" style:family="text">
      <style:text-properties fo:color="#ff0000" fo:background-color="#dddddd" loext:char-shading-value="0"/>
    </style:style>
    <style:style style:name="T93" style:family="text">
      <style:text-properties fo:color="#bf0041"/>
    </style:style>
    <style:style style:name="T94" style:family="text">
      <style:text-properties fo:color="#bf0041" fo:font-size="18pt" fo:font-weight="bold" fo:background-color="#dddddd" loext:char-shading-value="0" style:font-size-asian="18pt" style:font-weight-asian="bold" style:font-size-complex="18pt" style:font-weight-complex="bold"/>
    </style:style>
    <style:style style:name="T95" style:family="text">
      <style:text-properties fo:color="#bf0041" fo:font-size="18pt" fo:font-weight="bold" officeooo:rsid="008fb7ed" fo:background-color="#dddddd" loext:char-shading-value="0" style:font-size-asian="18pt" style:font-weight-asian="bold" style:font-size-complex="18pt" style:font-weight-complex="bold"/>
    </style:style>
    <style:style style:name="T96" style:family="text">
      <style:text-properties fo:color="#bf0041" fo:font-size="18pt" fo:background-color="#dddddd" loext:char-shading-value="0" style:font-size-asian="18pt" style:font-size-complex="18pt"/>
    </style:style>
    <style:style style:name="T97" style:family="text">
      <style:text-properties fo:color="#bf0041" style:font-name="Droid Sans Mono" fo:font-size="10.5pt" fo:font-weight="normal" fo:background-color="#dddddd" loext:char-shading-value="0" style:font-weight-asian="normal" style:font-weight-complex="normal"/>
    </style:style>
    <style:style style:name="T98" style:family="text">
      <style:text-properties fo:color="#bf0041" fo:background-color="#ffff00" loext:char-shading-value="0"/>
    </style:style>
    <style:style style:name="T99" style:family="text">
      <style:text-properties fo:color="#bf0041" fo:font-weight="bold" fo:background-color="#ffff00" loext:char-shading-value="0" style:font-weight-asian="bold" style:font-weight-complex="bold"/>
    </style:style>
    <style:style style:name="T100" style:family="text">
      <style:text-properties fo:background-color="#dddddd" loext:char-shading-value="0"/>
    </style:style>
    <style:style style:name="T101" style:family="text">
      <style:text-properties officeooo:rsid="00a720fe" fo:background-color="#dddddd" loext:char-shading-value="0"/>
    </style:style>
    <style:style style:name="T102" style:family="text">
      <style:text-properties officeooo:rsid="00aabac0"/>
    </style:style>
    <style:style style:name="T103" style:family="text">
      <style:text-properties officeooo:rsid="00b12093"/>
    </style:style>
    <style:style style:name="T104" style:family="text">
      <style:text-properties officeooo:rsid="00baecc6"/>
    </style:style>
    <style:style style:name="T105" style:family="text">
      <style:text-properties officeooo:rsid="00be6928"/>
    </style:style>
    <style:style style:name="T106" style:family="text">
      <style:text-properties officeooo:rsid="00c0b26b"/>
    </style:style>
    <style:style style:name="T107" style:family="text">
      <style:text-properties officeooo:rsid="00c14db5"/>
    </style:style>
    <style:style style:name="T108" style:family="text">
      <style:text-properties officeooo:rsid="00c26a9b"/>
    </style:style>
    <style:style style:name="T109" style:family="text">
      <style:text-properties officeooo:rsid="00c56df5"/>
    </style:style>
    <style:style style:name="T110" style:family="text">
      <style:text-properties officeooo:rsid="00c6c6df"/>
    </style:style>
    <style:style style:name="T111" style:family="text">
      <style:text-properties officeooo:rsid="00c763f8"/>
    </style:style>
    <style:style style:name="T112" style:family="text">
      <style:text-properties officeooo:rsid="00ca6a8d"/>
    </style:style>
    <style:style style:name="T113" style:family="text">
      <style:text-properties officeooo:rsid="00cd04dc"/>
    </style:style>
    <style:style style:name="T114" style:family="text">
      <style:text-properties officeooo:rsid="00ce223e"/>
    </style:style>
    <style:style style:name="T115" style:family="text">
      <style:text-properties officeooo:rsid="00cfd5fd"/>
    </style:style>
    <style:style style:name="T116" style:family="text">
      <style:text-properties officeooo:rsid="00d03e49"/>
    </style:style>
    <style:style style:name="T117" style:family="text">
      <style:text-properties officeooo:rsid="00d22b98"/>
    </style:style>
    <style:style style:name="T118" style:family="text">
      <style:text-properties officeooo:rsid="00d25a7b"/>
    </style:style>
    <style:style style:name="T119" style:family="text">
      <style:text-properties officeooo:rsid="00d26036"/>
    </style:style>
    <style:style style:name="T120" style:family="text">
      <style:text-properties officeooo:rsid="00d2aa3f"/>
    </style:style>
    <style:style style:name="T121" style:family="text">
      <style:text-properties officeooo:rsid="00da0318"/>
    </style:style>
    <style:style style:name="T122" style:family="text">
      <style:text-properties fo:color="#ff3838"/>
    </style:style>
    <style:style style:name="T123" style:family="text">
      <style:text-properties fo:color="#ff3838" officeooo:rsid="00cced06"/>
    </style:style>
    <style:style style:name="T124" style:family="text">
      <style:text-properties fo:color="#ff3838" officeooo:rsid="00c54c80"/>
    </style:style>
    <style:style style:name="T125" style:family="text">
      <style:text-properties fo:color="#ff3838" officeooo:rsid="00c0b26b"/>
    </style:style>
    <style:style style:name="T126" style:family="text">
      <style:text-properties fo:color="#ff3838" officeooo:rsid="00d7ecbd"/>
    </style:style>
    <style:style style:name="T127" style:family="text">
      <style:text-properties officeooo:rsid="00f126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/>Array</text:p>
      <text:p text:style-name="P16">* Como criar um array</text:p>
      <text:p text:style-name="P92"><text:s text:c="5"/>- <text:span text:style-name="T104">[]</text:span></text:p>
      <text:p text:style-name="P93"><text:s text:c="5"/>-<text:span text:style-name="T104">new Array()</text:span></text:p>
      <text:p text:style-name="P93"><text:s text:c="5"/>-<text:span text:style-name="T104">Array.of()</text:span></text:p>
      <text:p text:style-name="P92"><text:s text:c="5"/>-<text:span text:style-name="T105">Array.from()</text:span></text:p>
      <text:p text:style-name="P9">---------------------</text:p>
      <text:p text:style-name="P16">* inserir ou remover itens</text:p>
      <text:p text:style-name="P9"><text:s text:c="2"/><text:span text:style-name="T122"><text:s text:c="4"/>-</text:span><text:span text:style-name="T125">push</text:span></text:p>
      <text:p text:style-name="P92"><text:s text:c="6"/>-<text:span text:style-name="T106">pop</text:span></text:p>
      <text:p text:style-name="P92"><text:s text:c="5"/>-<text:span text:style-name="T106">unshift</text:span></text:p>
      <text:p text:style-name="P92"><text:s text:c="5"/>-<text:span text:style-name="T107">slice</text:span></text:p>
      <text:p text:style-name="P92"><text:s text:c="5"/>-<text:span text:style-name="T108">splice</text:span></text:p>
      <text:p text:style-name="P8">---------------------------------</text:p>
      <text:p text:style-name="P15">* iterar elementos</text:p>
      <text:p text:style-name="P8"><text:s/><text:span text:style-name="T122"><text:s text:c="3"/>-</text:span><text:span text:style-name="T124">forEach</text:span></text:p>
      <text:p text:style-name="P91"><text:s text:c="4"/>-<text:span text:style-name="T109">map</text:span></text:p>
      <text:p text:style-name="P91"><text:s text:c="4"/>-<text:span text:style-name="T110">flat</text:span></text:p>
      <text:p text:style-name="P91"><text:s text:c="3"/>-<text:span text:style-name="T109">flatmap</text:span></text:p>
      <text:p text:style-name="P91"><text:s text:c="3"/>-<text:span text:style-name="T111">Keys</text:span></text:p>
      <text:p text:style-name="P91"><text:s text:c="3"/>-<text:span text:style-name="T112">values</text:span></text:p>
      <text:p text:style-name="P8">----------------------------------</text:p>
      <text:p text:style-name="P15">* Buscar elementos</text:p>
      <text:p text:style-name="P8"><text:s/><text:span text:style-name="T122"><text:s text:c="3"/>-</text:span><text:span text:style-name="T123">find</text:span></text:p>
      <text:p text:style-name="P91"><text:s text:c="4"/>-<text:span text:style-name="T113">findIndex</text:span></text:p>
      <text:p text:style-name="P91"><text:s text:c="4"/>-<text:span text:style-name="T114">filter</text:span></text:p>
      <text:p text:style-name="P91"><text:s text:c="4"/>-<text:span text:style-name="T115">indexOf</text:span></text:p>
      <text:p text:style-name="P91"><text:s text:c="4"/>-<text:span text:style-name="T116">lastindexOf</text:span></text:p>
      <text:p text:style-name="P91"><text:s text:c="4"/>-<text:span text:style-name="T117">includes</text:span></text:p>
      <text:p text:style-name="P91"><text:s text:c="4"/>-<text:span text:style-name="T118">some</text:span></text:p>
      <text:p text:style-name="P91"><text:s text:c="4"/>-<text:span text:style-name="T119">sort</text:span></text:p>
      <text:p text:style-name="P91"><text:s text:c="4"/>-<text:span text:style-name="T120">reverse</text:span></text:p>
      <text:p text:style-name="P8"><text:s text:c="39"/>--------------------------------------<text:tab/><text:tab/><text:tab/><text:tab/></text:p>
      <text:p text:style-name="P15">* Transformar um array em um outro tipo de dado</text:p>
      <text:p text:style-name="P8"><text:s text:c="3"/><text:span text:style-name="T122"><text:s/>-</text:span><text:span text:style-name="T126">join</text:span></text:p>
      <text:p text:style-name="P91"><text:s text:c="4"/>-<text:span text:style-name="T121">reduce</text:span></text:p>
      <text:p text:style-name="P91"/>
      <text:p text:style-name="P56"/>
      <text:p text:style-name="P56"/>
      <text:p text:style-name="P56"/>
      <text:p text:style-name="P56"/>
      <text:p text:style-name="P56"><text:soft-page-break/><text:span text:style-name="T83">1º </text:span>Como criar um array</text:p>
      <text:p text:style-name="P3"/>
      <text:p text:style-name="P41"><text:span text:style-name="T58">1º </text:span><text:span text:style-name="T59">FORMA</text:span><text:span text:style-name="T58">:</text:span></text:p>
      <text:p text:style-name="P42"><text:span text:style-name="T5">C</text:span><text:span text:style-name="T6">riando uma variável </text:span><text:span text:style-name="T7">com</text:span><text:span text:style-name="T6"> nome que recebe </text:span><text:span text:style-name="T8">[ ]</text:span><text:span text:style-name="T6"> colchetes <text:s/></text:span><text:span text:style-name="T7">com os elementos do array</text:span><text:span text:style-name="T6"> </text:span></text:p>
      <text:p text:style-name="P18"><text:s/></text:p>
      <text:p text:style-name="P49">const arr = [1,2,3] </text:p>
      <text:p text:style-name="P40"><text:span text:style-name="T60">2º </text:span><text:span text:style-name="T59">FORMA</text:span><text:span text:style-name="T60">:</text:span></text:p>
      <text:p text:style-name="P19"><text:span text:style-name="T2">Criando uma variável com nome que recebe uma nova</text:span><text:span text:style-name="T1"> instância <text:s/></text:span><text:span text:style-name="T2">do</text:span><text:span text:style-name="T1"> tipo array </text:span><text:span text:style-name="T55">usando parênteses ( )</text:span></text:p>
      <text:p text:style-name="P48"/>
      <text:p text:style-name="P50">const arr = new Array(1,2,3)</text:p>
      <text:p text:style-name="P52"/>
      <text:p text:style-name="P4">*Pode-se declarar sem a palavra new também</text:p>
      <text:p text:style-name="P48"/>
      <text:p text:style-name="P2"><text:span text:style-name="T65">const num = Array(3) <text:s/></text:span><text:span text:style-name="T26">*</text:span><text:span text:style-name="T3">Declarando APENAS UM NÚMERO, ele cria um array vazio com esse tamanho.</text:span></text:p>
      <text:p text:style-name="P2"/>
      <text:p text:style-name="P47">const num1 = Array(3,2,1) <text:span text:style-name="T3">*</text:span><text:span text:style-name="T25">Declarando mais de um número o array já não é mais vazio </text:span></text:p>
      <text:p text:style-name="P2"/>
      <text:p text:style-name="Standard"/>
      <text:p text:style-name="P43"><text:span text:style-name="T59">3º FORMA</text:span><text:span text:style-name="T56">: </text:span><text:span text:style-name="T9">Usando a função Array.of ele cria uma nova instância de array a partir do número de parâmetro informados</text:span></text:p>
      <text:p text:style-name="Standard"/>
      <text:p text:style-name="P47">const pessoas = Array.of('João','Lucas','Eren')</text:p>
      <text:p text:style-name="P47">const pessoaAndString = Array.of('leo',14,'Jojo',21,22)</text:p>
      <text:p text:style-name="P2"/>
      <text:p text:style-name="P43"/>
      <text:p text:style-name="P45"><text:span text:style-name="T57">4º </text:span><text:span text:style-name="T61">FORMA</text:span><text:span text:style-name="T57">: </text:span></text:p>
      <text:p text:style-name="P29"><text:span text:style-name="T57">Arr</text:span><text:span text:style-name="T62">a</text:span><text:span text:style-name="T57">y.from:</text:span> <text:span text:style-name="T57">Cria uma nova instância de array a partir de um parâmetro array-like ou iterable object</text:span></text:p>
      <text:p text:style-name="P20"/>
      <text:p text:style-name="P17"><text:s/>*Array-like = Node list / Iterable object = setMap</text:p>
      <text:p text:style-name="Standard"/>
      <text:p text:style-name="Standard"><text:s/><text:span text:style-name="T57">Está pegando todas os elementos divs que encontrar na página e armazenando em divs, mas</text:span></text:p>
      <text:p text:style-name="P2">vai ser armazenado em forma de node list e não vai ter o métodos de array. </text:p>
      <text:p text:style-name="P2">Então basta chamar a função Array.from e passar essa variável que têm a node list armazenada</text:p>
      <text:p text:style-name="P2">como parâmetro pronto agora as função de array podem ser usadas </text:p>
      <text:p text:style-name="P51"/>
      <text:p text:style-name="P47">const divs = document.querySelectorAll('div')</text:p>
      <text:p text:style-name="P47">const transforEmArray = Array.from(divs)</text:p>
      <text:p text:style-name="P43"/>
      <text:p text:style-name="P44"/>
      <text:p text:style-name="P39"/>
      <text:p text:style-name="P39"/>
      <text:p text:style-name="P39">------------------------------------------------------------------------------------------------------------------------</text:p>
      <text:p text:style-name="P39"/>
      <text:p text:style-name="P39"/>
      <text:p text:style-name="P39"/>
      <text:p text:style-name="P60"><text:s/></text:p>
      <text:p text:style-name="P60"><text:soft-page-break/><text:span text:style-name="T83">2 º I</text:span>nserir ou <text:span text:style-name="T83">R</text:span>emover itens </text:p>
      <text:p text:style-name="Standard"><text:span text:style-name="T26">* </text:span><text:span text:style-name="T31">push:</text:span><text:span text:style-name="T28"> </text:span><text:span text:style-name="T63">Adiciona um ou mais elementos no final do array e retorna o tamanho do novo array.</text:span></text:p>
      <text:p text:style-name="P2"/>
      <text:p text:style-name="P47">const frutas = ['banana','maça']</text:p>
      <text:p text:style-name="P47">console.log(frutas)</text:p>
      <text:p text:style-name="P47"><text:s/>Método push no array frutas</text:p>
      <text:p text:style-name="P47">const addFruta = frutas.push('acerola', 'melância')</text:p>
      <text:p text:style-name="P47">console.log('Retorna o tamanho depois do push',addFruta) // retorna 4</text:p>
      <text:p text:style-name="P47"><text:s/>Para saber os elementos depois do push é no array original</text:p>
      <text:p text:style-name="P47">console.log('Array frutas depois do push',frutas)</text:p>
      <text:p text:style-name="P2"/>
      <text:p text:style-name="P12">------------------------------------------------------------------------------------------------------------------------</text:p>
      <text:p text:style-name="P2"/>
      <text:p text:style-name="P61"><text:span text:style-name="T4">* </text:span><text:span text:style-name="T31">p</text:span><text:span text:style-name="T32">op</text:span><text:span text:style-name="T31">: </text:span><text:span text:style-name="T63">Remove o último elemento de um array e retorna o elemento removido.</text:span></text:p>
      <text:p text:style-name="Standard"/>
      <text:p text:style-name="P63">const removeFruta = frutas.pop();</text:p>
      <text:p text:style-name="P63">console.log('Retornando item Removido de frutas, com pop\n',removeFruta)</text:p>
      <text:p text:style-name="P63">console.log('Array frutas depois do pop',frutas)</text:p>
      <text:p text:style-name="P63"/>
      <text:p text:style-name="P63">------------------------------------------------------------------------------------------------------------------------</text:p>
      <text:p text:style-name="P63"/>
      <text:p text:style-name="P76"><text:span text:style-name="T4">*</text:span><text:span text:style-name="T29"> </text:span><text:span text:style-name="T30">unshift</text:span><text:span text:style-name="T41">: </text:span><text:span text:style-name="T63">ADICIONA UM OU MAIS ELEMENTOS NO INICIO do array e retorna o novo tamanho do array</text:span></text:p>
      <text:p text:style-name="P64"/>
      <text:p text:style-name="P63">const addIncioFruta = frutas.unshift('mex<text:span text:style-name="T66">e</text:span>rica')</text:p>
      <text:p text:style-name="P63">console.log('Também retorna o novo tamanho',addIncioFruta)</text:p>
      <text:p text:style-name="P63">console.log('Item adicionado no inicio ',frutas)</text:p>
      <text:p text:style-name="P66"/>
      <text:p text:style-name="P84">------------------------------------------------------------------------------------------------------------------------</text:p>
      <text:p text:style-name="Standard"/>
      <text:p text:style-name="P78"><text:span text:style-name="T39">* </text:span><text:span text:style-name="T29">slice</text:span><text:span text:style-name="T39">:</text:span> <text:span text:style-name="T10">Retorna um novo array 'fatiando' o array de acordo com inicio e fim. </text:span><text:span text:style-name="T11">E</text:span><text:span text:style-name="T12">le não meche nos array’s originais <text:s/>ele é um método </text:span><text:span text:style-name="T14">que</text:span><text:span text:style-name="T12"> </text:span><text:span text:style-name="T13">segue o principio da imutabilidade</text:span></text:p>
      <text:p text:style-name="P13"/>
      <text:p text:style-name="P62">const nomes = ['pedro', 'julio', 'micheallo','rafael', 'donatello']</text:p>
      <text:p text:style-name="P62">const newArr = nomes.slice(0,2) </text:p>
      <text:p text:style-name="P14">/* dois param, o primeiro é o start(inicio) e o segundo param é o fim.</text:p>
      <text:p text:style-name="P14">Usa o índex de array, ele não conta a posição que foi passado</text:p>
      <text:p text:style-name="P14">quando é passado com é dois parâmetros*/ </text:p>
      <text:p text:style-name="P14">console.log(newArr)</text:p>
      <text:p text:style-name="Standard"/>
      <text:p text:style-name="Standard"/>
      <text:p text:style-name="P14">// Passando só um parâmetro para slice</text:p>
      <text:p text:style-name="P62">const umParam = nomes.slice(3)</text:p>
      <text:p text:style-name="P14">/* Com um param, vai até esse índex que corresponde no array </text:p>
      <text:p text:style-name="P14">e mostra ele e os próximos elementos a direita do array */ </text:p>
      <text:p text:style-name="P62">console.log('Um param no método slice',umParam)</text:p>
      <text:p text:style-name="Standard"/>
      <text:p text:style-name="P2">/<text:span text:style-name="T3">/ passando -1 como param em slice, sempre retorna o ultimo elementos do array</text:span></text:p>
      <text:p text:style-name="P62"><text:soft-page-break/>const paramNegativo = nomes.slice(-1)</text:p>
      <text:p text:style-name="P62">console.log('Passando - 1 no param do método slice', paramNegativo)</text:p>
      <text:p text:style-name="P2"/>
      <text:p text:style-name="P14">// passando parâmetro negativo, retorna o próprio elemento e os elementos a esquerda dele</text:p>
      <text:p text:style-name="P62">const paramNegativo2 = nomes.slice(-3)</text:p>
      <text:p text:style-name="P2"><text:span text:style-name="T69">console.log('Passando param negativo no método slice,\nretorna o último elemento do array</text:span> <text:span text:style-name="T69">mais os elementos a esquerda dele\n',paramNegativo2)</text:span></text:p>
      <text:p text:style-name="P2"/>
      <text:p text:style-name="P10"/>
      <text:p text:style-name="P12">------------------------------------------------------------------------------------------------------------------------</text:p>
      <text:p text:style-name="P10"/>
      <text:p text:style-name="P34"/>
      <text:p text:style-name="P2"><text:span text:style-name="T39">*splice:</text:span><text:span text:style-name="T43">Altera um array adicionando novos elementos enquanto remove elemento antigos, </text:span><text:span text:style-name="T48">ele não é imutável ele altera</text:span><text:span text:style-name="T49">r a referência do array que tá chamando</text:span></text:p>
      <text:p text:style-name="P11"/>
      <text:p text:style-name="P77"/>
      <text:p text:style-name="Standard"/>
      <text:p text:style-name="P84">------------------------------------------------------------------------------------------------------------------------</text:p>
      <text:p text:style-name="P81"/>
      <text:p text:style-name="P82">Mesclando Array’s </text:p>
      <text:p text:style-name="P6"/>
      <text:p text:style-name="P6"/>
      <text:p text:style-name="P6"/>
      <text:p text:style-name="P2"><text:span text:style-name="T42">*concat:</text:span> <text:span text:style-name="T43">Concatena um ou mais arrays retornando um novo array</text:span></text:p>
      <text:p text:style-name="P21"/>
      <text:p text:style-name="P24"><text:s/>Método concat: Concatena um ou mais arrays retornando um novo array, <text:span text:style-name="T67">e ele é um método </text:span><text:span text:style-name="T80">que</text:span><text:span text:style-name="T67"> </text:span><text:span text:style-name="T79">segue o principio da imutabilidade</text:span></text:p>
      <text:p text:style-name="P10"/>
      <text:p text:style-name="P47">const doces = ['brigadeiro', 'bolo','beijinho','gelatina','bala de coco']</text:p>
      <text:p text:style-name="P47">const bebidas = ['suco','refrigerante']</text:p>
      <text:p text:style-name="P47">const salgados = ['coxinha','risole','pastelzinho','quibe']</text:p>
      <text:p text:style-name="P47">const festAniver = doces.concat(bebidas,salgados)</text:p>
      <text:p text:style-name="P10"/>
      <text:p text:style-name="P47">console.log('Merge dos array através da função concat',festAniver)</text:p>
      <text:p text:style-name="P2"/>
      <text:p text:style-name="P6"/>
      <text:p text:style-name="P32"/>
      <text:p text:style-name="P2"/>
      <text:p text:style-name="P2"/>
      <text:p text:style-name="P12">------------------------------------------------------------------------------------------------------------------------</text:p>
      <text:p text:style-name="P2"/>
      <text:p text:style-name="P2"/>
      <text:p text:style-name="P57"/>
      <text:p text:style-name="P57"><text:soft-page-break/></text:p>
      <text:p text:style-name="P57"><text:span text:style-name="T84">3º</text:span> <text:span text:style-name="T82">Métodos </text:span><text:span text:style-name="T85">para</text:span> Itera<text:span text:style-name="T85">r</text:span> elementos <text:span text:style-name="T85">em array</text:span></text:p>
      <text:p text:style-name="P57"><text:s/></text:p>
      <text:p text:style-name="Standard"><text:span text:style-name="T27"><text:s/>*</text:span><text:span text:style-name="T29">forEach:</text:span><text:span text:style-name="T27"> </text:span><text:span text:style-name="T43">i</text:span><text:span text:style-name="T10">teração para cada item dentro de um array, </text:span></text:p>
      <text:p text:style-name="P21">para cada item é possível <text:span text:style-name="T73">aplicar </text:span>uma lógica.</text:p>
      <text:p text:style-name="P22">Pedi uma função de callback <text:span text:style-name="T75">e na função callback aceita até três argumentos</text:span></text:p>
      <text:p text:style-name="P23">O primeiro parâmetro da função é elemento do array, o segundo parâmetro é o index<text:span text:style-name="T76">(posição) </text:span><text:span text:style-name="T77">e o terceiro é arr (arrayCompleto</text:span><text:span text:style-name="T78">)</text:span></text:p>
      <text:p text:style-name="P2"/>
      <text:p text:style-name="P63">const arr = ['joao','matheus','lucas','Eren','Dead-Pool']</text:p>
      <text:p text:style-name="P63">arr.forEach((valor, <text:span text:style-name="T74">i</text:span>ndex) =&gt;{</text:p>
      <text:p text:style-name="P63">console.log(`${valor}: ${index} posição`)</text:p>
      <text:p text:style-name="P63">});</text:p>
      <text:p text:style-name="P2"/>
      <text:p text:style-name="P35"/>
      <text:p text:style-name="P35"/>
      <text:p text:style-name="P73">--------------------------------------------------------------------------------</text:p>
      <text:p text:style-name="P35"/>
      <text:p text:style-name="P5"><text:span text:style-name="T39">*Map: </text:span><text:span text:style-name="T43">Retorna um novo array de mesmo tamanho, </text:span><text:span text:style-name="T44">iterando cada item de um array passado no map, </text:span><text:span text:style-name="T45">ele não altera a referencia do array original. </text:span><text:span text:style-name="T46">ele não meche nos array’s originais ele é um método </text:span><text:span text:style-name="T50">que</text:span><text:span text:style-name="T46"> </text:span><text:span text:style-name="T47">segue o principio da imutabilidade</text:span><text:span text:style-name="T46">.</text:span></text:p>
      <text:p text:style-name="P25"/>
      <text:p text:style-name="P26"/>
      <text:p text:style-name="P63">const numeros = [1,2,3,4,5]</text:p>
      <text:p text:style-name="P63">const multi = numeros.map(item =&gt; item * 2)</text:p>
      <text:p text:style-name="P63">console.log('método map', multi)</text:p>
      <text:p text:style-name="P63">console.log(numeros)</text:p>
      <text:p text:style-name="Standard"/>
      <text:p text:style-name="P74">--------------------------------------------------------------------------------</text:p>
      <text:p text:style-name="P36"/>
      <text:p text:style-name="P79"><text:span text:style-name="T29">*flat: </text:span><text:span text:style-name="T16">Retorna um novo array com todos os elementos de um sub-array concatenados de forma recur</text:span><text:span text:style-name="T17">s</text:span><text:span text:style-name="T16">i</text:span><text:span text:style-name="T17">v</text:span><text:span text:style-name="T16">a de acordo com a profundidade especificada(depth), </text:span><text:span text:style-name="T12">ele não meche nos array’s originais ele é um método </text:span><text:span text:style-name="T15">que</text:span><text:span text:style-name="T12"> </text:span><text:span text:style-name="T13">segue o principio da imutabilidade</text:span><text:span text:style-name="T12">.</text:span></text:p>
      <text:p text:style-name="P27"/>
      <text:p text:style-name="Standard"/>
      <text:p text:style-name="P63">const cidades = ['São Paulo','Minas Gerias',['Rio de Janeiro','Mato Grosso',['Santa Catarina','Rio grande do Sul','Espirito Santo']]]</text:p>
      <text:p text:style-name="P63">console.log(cidades)</text:p>
      <text:p text:style-name="P63">const arrCaidade = cidades.flat(1) // o param é o index que corresponde a quais camadas do array vão se juntar</text:p>
      <text:p text:style-name="P63">console.log(arrCaidade)</text:p>
      <text:p text:style-name="P63"><text:soft-page-break/>console.log('Array orginal',cidades)</text:p>
      <text:p text:style-name="P63">const arrCaidade1 = cidades.flat(2)</text:p>
      <text:p text:style-name="P63">console.log('flat',arrCaidade1)</text:p>
      <text:p text:style-name="P63"/>
      <text:p text:style-name="P65">------------------------------------------------------------------------------------------------------------------------</text:p>
      <text:p text:style-name="P63"/>
      <text:p text:style-name="P80"><text:span text:style-name="T29">*flat</text:span><text:span text:style-name="T33">Map</text:span><text:span text:style-name="T29">:</text:span><text:span text:style-name="T16">Retorna um novo array assim como o map e executa um flat de profundidade 1</text:span></text:p>
      <text:p text:style-name="P63"/>
      <text:p text:style-name="P63">let number = [1,2,3,4,5]</text:p>
      <text:p text:style-name="P63">console.log('\n Array number',number)</text:p>
      <text:p text:style-name="P63">let novoArrMulti = number.flatMap(item =&gt;[[item * 3]])</text:p>
      <text:p text:style-name="P63">console.log('FlatMap',novoArrMulti)</text:p>
      <text:p text:style-name="P63">console.log('\n Array number sem alteração depois do flatmap',number)</text:p>
      <text:p text:style-name="P63"/>
      <text:p text:style-name="P63"/>
      <text:p text:style-name="P75">-----------------------------------------------------------------------</text:p>
      <text:p text:style-name="P38"/>
      <text:p text:style-name="P38"/>
      <text:p text:style-name="Standard"><text:span text:style-name="T52">*Keys:</text:span><text:span text:style-name="T51"> </text:span><text:span text:style-name="T16">Retorna um Array interator que contém as chaves para cada elemento </text:span><text:span text:style-name="T18">do array</text:span></text:p>
      <text:p text:style-name="P46"/>
      <text:p text:style-name="P63">let moveis = ['cama','fogão','geladeira']</text:p>
      <text:p text:style-name="P63">let iteratorMoveis = moveis.keys(); </text:p>
      <text:p text:style-name="P14"/>
      <text:p text:style-name="P14">// <text:span text:style-name="T81">E</text:span>stá pegando todas as chaves do array moveis e criando um Array interator</text:p>
      <text:p text:style-name="P14"/>
      <text:p text:style-name="P63">console.log('Retorna a primeira chave ou seja os index do primeiro elemento do array moveis\n', iteratorMoveis.next());</text:p>
      <text:p text:style-name="P63">console.log('Retorna 2ª chave ou seja os index do 2º elemento do array moveis\n', iteratorMoveis.next());</text:p>
      <text:p text:style-name="P63">console.log('Retorna 3ª chave ou seja os index do 3º elemento do array moveis\n', iteratorMoveis.next());</text:p>
      <text:p text:style-name="P63">console.log('Quando retorna done: true é pq acabou\n', iteratorMoveis.next());</text:p>
      <text:p text:style-name="Standard"/>
      <text:p text:style-name="P72">--------------------------------------------------------------------------------</text:p>
      <text:p text:style-name="P33"/>
      <text:p text:style-name="Standard"><text:span text:style-name="T34">*V</text:span><text:span text:style-name="T29">alues</text:span><text:span text:style-name="T68">: </text:span><text:span text:style-name="T16">Retorna um Array interator que contém os valores para cada elemento do array</text:span></text:p>
      <text:p text:style-name="P17"/>
      <text:p text:style-name="P10">l<text:span text:style-name="T69">et casa = ['sala','cozinha','quarto', 'banheiro']</text:span></text:p>
      <text:p text:style-name="P63">let iteratorCasa = casa.values();</text:p>
      <text:p text:style-name="P63">console.log('Retorna 1º valor ou seja o do 1º elemento do array casa\n', iteratorCasa.next());</text:p>
      <text:p text:style-name="P63">console.log('Retorna 2º valor ou seja o do 2º elemento do array casa\n', iteratorCasa.next());</text:p>
      <text:p text:style-name="P63">console.log('Retorna 3º valor ou seja o do 3º elemento do array casa\n', iteratorCasa.next());</text:p>
      <text:p text:style-name="P63">console.log('Retorna 4º valor ou seja o do 4º elemento do array casa\n', iteratorCasa.next());</text:p>
      <text:p text:style-name="P63">console.log('Quando retorna done: true é pq acabou\n', iteratorCasa.next());</text:p>
      <text:p text:style-name="P30"/>
      <text:p text:style-name="P30"/>
      <text:p text:style-name="P30"/>
      <text:p text:style-name="P70">-----------------------------------------------------------------------------------------------------------------------</text:p>
      <text:p text:style-name="P30"><text:soft-page-break/></text:p>
      <text:p text:style-name="P30"/>
      <text:p text:style-name="P30"/>
      <text:p text:style-name="P30"/>
      <text:p text:style-name="P58"/>
      <text:p text:style-name="P59">4º <text:span text:style-name="T86">Como buscar elementos em array’s</text:span></text:p>
      <text:p text:style-name="P53"/>
      <text:p text:style-name="Standard"><text:span text:style-name="T35">*find: </text:span><text:span text:style-name="T19">Retorna o primeiro item deu um array </text:span><text:span text:style-name="T20">que satisfaz a condição </text:span><text:span text:style-name="T21">passada</text:span></text:p>
      <text:p text:style-name="P7"/>
      <text:p text:style-name="P63">const num = [5,1,6,8,9,10,15,24]</text:p>
      <text:p text:style-name="P63">const num<text:span text:style-name="T127">Mairo</text:span> = num.find(item =&gt; item &gt; 10)</text:p>
      <text:p text:style-name="Standard"><text:span text:style-name="T71">console.log(num</text:span><text:span text:style-name="T72">Maior</text:span><text:span text:style-name="T71">)</text:span></text:p>
      <text:p text:style-name="P62"/>
      <text:p text:style-name="P62"/>
      <text:p text:style-name="P71">--------------------------------------------------------------------------------</text:p>
      <text:p text:style-name="P31"/>
      <text:p text:style-name="P2"><text:span text:style-name="T40">*findIndex: </text:span><text:span text:style-name="T53">Retorna o índice do primeiro item do array que satisfaz a condição passada</text:span></text:p>
      <text:p text:style-name="P27">Pedi uma função de callback como argumento</text:p>
      <text:p text:style-name="P27"/>
      <text:p text:style-name="P63">const retornaIndicePar = num.findIndex(item =&gt; item &gt; 10)</text:p>
      <text:p text:style-name="P62"><text:span text:style-name="T68">console.log('\nfindIndex, retorna o index do 1º elemento que satisfaz a condição',retornaIndicePar</text:span>)</text:p>
      <text:p text:style-name="P27"/>
      <text:p text:style-name="P65">------------------------------------------------------------------------------------------------------------------------</text:p>
      <text:p text:style-name="P28"/>
      <text:p text:style-name="Standard"><text:span text:style-name="T36">*filter: </text:span><text:span text:style-name="T16">Reto</text:span><text:span text:style-name="T22">rna</text:span><text:span text:style-name="T16"> um novo array só contendo os elementos que satisfazem uma condição,</text:span></text:p>
      <text:p text:style-name="P27">ele não altera os array’s originais ele é um método que segue o principio da imutabilidade.</text:p>
      <text:p text:style-name="P27"/>
      <text:p text:style-name="P63">const numerosImpares = num.filter(item =&gt; item % 2 != 0)</text:p>
      <text:p text:style-name="P63">console.log('\nFilter no array num, só números impares', numerosImpares)</text:p>
      <text:p text:style-name="P12"/>
      <text:p text:style-name="P2"><text:span text:style-name="T101">­------------------------------------------------------------------------------------------------------------------------</text:span><text:tab/></text:p>
      <text:p text:style-name="P27"/>
      <text:p text:style-name="Standard"><text:span text:style-name="T37">*indexOf:</text:span><text:span text:style-name="T70"> </text:span><text:span text:style-name="T16">Retorna o primeiro índice em que um elemento pode ser encontrado no array, </text:span><text:span text:style-name="T23">ou seja ele encontra a primeira ocorrência <text:s/>e a sua posição</text:span></text:p>
      <text:p text:style-name="Standard"/>
      <text:p text:style-name="P65">const arr = [1,3,1,3,3]</text:p>
      <text:p text:style-name="P65">const primeiraOcorr = arr.indexOf(3)</text:p>
      <text:p text:style-name="P65">console.log('Primeira Ocorrência, index:', primeiraOcorr)</text:p>
      <text:p text:style-name="P27"/>
      <text:p text:style-name="P65">------------------------------------------------------------------------------------------------------------------------</text:p>
      <text:p text:style-name="P27"/>
      <text:p text:style-name="Standard"><text:span text:style-name="T36">*lastindexOf:</text:span><text:span text:style-name="T27"> </text:span><text:span text:style-name="T16">Retorna o último índice em que um elemento pode ser encontrado no array</text:span></text:p>
      <text:p text:style-name="P27"/>
      <text:p text:style-name="P65">const ultimoOcorr = arr.lastIndexOf(3)</text:p>
      <text:p text:style-name="P65"><text:soft-page-break/>console.log('Ultimo Ocorrência, index:', ultimoOcorr)</text:p>
      <text:p text:style-name="P28"/>
      <text:p text:style-name="P65">------------------------------------------------------------------------------------------------------------------------</text:p>
      <text:p text:style-name="P27"/>
      <text:p text:style-name="P83"><text:span text:style-name="T94">*includes</text:span><text:span text:style-name="T97">:</text:span><text:span text:style-name="T54"> Retorna um booleano verificando se determinado elemento existe no array</text:span></text:p>
      <text:p text:style-name="P37"/>
      <text:p text:style-name="P65">const existArr = arr.includes(3)</text:p>
      <text:p text:style-name="P65">console.log('Existe no Array? booleano:', existArr)</text:p>
      <text:p text:style-name="P65"/>
      <text:p text:style-name="P65">------------------------------------------------------------------------------------------------------------------------</text:p>
      <text:p text:style-name="P65"/>
      <text:p text:style-name="Standard"><text:span text:style-name="T94">*</text:span><text:span text:style-name="T95">some: </text:span><text:span text:style-name="T99">Retorna um booleano verificando se há pelo menos um item de um array satisfaz a condição</text:span></text:p>
      <text:p text:style-name="P68"/>
      <text:p text:style-name="P65">const aluno = [{nome: 'Joao', nota: 7},{nome: 'Lucas', nota: 5},</text:p>
      <text:p text:style-name="P65">{nome: 'Juan', nota: 10}]</text:p>
      <text:p text:style-name="P65">const passou = aluno.some(estudante =&gt; estudante.nota &gt;=8)</text:p>
      <text:p text:style-name="P65">console.log('Algum aluno passou',passou)</text:p>
      <text:p text:style-name="P65"/>
      <text:p text:style-name="P68"/>
      <text:p text:style-name="P2"/>
      <text:p text:style-name="P85">­<text:span text:style-name="T100">-------------------------­-----------------------------------------------------------------------------------------------</text:span></text:p>
      <text:p text:style-name="P27"/>
      <text:p text:style-name="P54"/>
      <text:p text:style-name="P2"><text:span text:style-name="T96">*sort:</text:span><text:span text:style-name="T93"> </text:span><text:span text:style-name="T98">Ordena os elementos de um array de acordo com a condição,</text:span></text:p>
      <text:p text:style-name="P86">Pedi um função callback que o primeiro par<text:span text:style-name="T102">â</text:span>metro é item corrente e o segundo par<text:span text:style-name="T102">â</text:span>metro</text:p>
      <text:p text:style-name="P86">é o próximo item</text:p>
      <text:p text:style-name="P2"/>
      <text:p text:style-name="P2"/>
      <text:p text:style-name="P65">const menorPraMaior = alunos.sort((itemCorrent, proximoItem) =&gt; itemCorrent.nota - proximoItem.nota)</text:p>
      <text:p text:style-name="P65">console.log('Ordenando notas da menor para a maior em array alunos', menorPraMaior)</text:p>
      <text:p text:style-name="P65"/>
      <text:p text:style-name="P65">const maiorPraMenor = alunos.sort((itemCorrent, proximoItem) =&gt; proximoItem.nota - itemCorrent.nota )</text:p>
      <text:p text:style-name="P65">console.log('Ordenando notas da maior para a menor em array alunos', menorPraMaior)</text:p>
      <text:p text:style-name="P2"/>
      <text:p text:style-name="P27"/>
      <text:p text:style-name="P28"/>
      <text:p text:style-name="P65">------------------------------------------------------------------------------------------------------------------------</text:p>
      <text:p text:style-name="P28"/>
      <text:p text:style-name="Standard"><text:span text:style-name="T24">*</text:span><text:span text:style-name="T38">reverse: </text:span><text:span text:style-name="T90">inverte os elementos de um array</text:span></text:p>
      <text:p text:style-name="P90"/>
      <text:p text:style-name="P62">l<text:span text:style-name="T100">et num03 = [1,2,3,4,5]</text:span></text:p>
      <text:p text:style-name="P65">let inverteArr = num03.reverse()</text:p>
      <text:p text:style-name="P65">console.log('Inverte o array num',inverteArr)</text:p>
      <text:p text:style-name="P90"/>
      <text:p text:style-name="P90"/>
      <text:p text:style-name="P67">________________________________________________________________________________</text:p>
      <text:p text:style-name="P69"><text:soft-page-break/></text:p>
      <text:p text:style-name="P90"/>
      <text:p text:style-name="P90"/>
      <text:p text:style-name="P90"/>
      <text:p text:style-name="P55"><text:span text:style-name="T103">5º</text:span> Transforma<text:span text:style-name="T103">r</text:span> <text:span text:style-name="T103">a</text:span>rray’<text:span text:style-name="T103">s</text:span> <text:span text:style-name="T103">em</text:span> outro<text:span text:style-name="T103">s</text:span> tipo<text:span text:style-name="T103">s</text:span> de dado<text:span text:style-name="T103">s</text:span></text:p>
      <text:p text:style-name="P88"/>
      <text:p text:style-name="P2"><text:span text:style-name="T88">*join</text:span><text:span text:style-name="T92">:</text:span><text:span text:style-name="T100"> </text:span><text:span text:style-name="T91">Junta todos os elementos de um array, separados por um delimitador e retorna uma string</text:span></text:p>
      <text:p text:style-name="P89"/>
      <text:p text:style-name="P65">const arr = [1,2,3,4,5]</text:p>
      <text:p text:style-name="P65">const arrPraText = arr.join('-')</text:p>
      <text:p text:style-name="P65">console.log('separou os elementos do array e retornou uma string\n', arrPraText)</text:p>
      <text:p text:style-name="Standard"/>
      <text:p text:style-name="P70">------------------------------------------------------------------------------------------------------------------------</text:p>
      <text:p text:style-name="P87"/>
      <text:p text:style-name="Standard"><text:span text:style-name="T88">*</text:span><text:span text:style-name="T87">reduce:</text:span><text:span text:style-name="T64"> </text:span><text:span text:style-name="T89">Retorna um novo tipo de dado iterando cada posição de um array, </text:span></text:p>
      <text:p text:style-name="P89">assim como o forEach e o map o método reduce também itera item por item mas pode retornarqualquer tipo de novo dado.</text:p>
      <text:p text:style-name="P89">Pedi uma função callback, no primeiro parâmetro é o que vai ser retornado do array </text:p>
      <text:p text:style-name="P89">segundo parâmetro é o elemento iterado do array </text:p>
      <text:p text:style-name="P89"/>
      <text:p text:style-name="P70">------------------------------------------------------------------------------------------------------------------------</text:p>
      <text:p text:style-name="Standard"><text:tab/><text:tab/><text:tab/><text:tab/><text:tab/><text:tab/><text:tab/><text:tab/> <text:s text:c="59"/></text:p>
      <text:p text:style-name="P65">const retornaSoma = numbers.reduce((contTotal, elemento) =&gt; contTotal = contTotal + elemento, 0)</text:p>
      <text:p text:style-name="P65">console.log('Transformando o array e um number, soma todos os itens do array arr\n', retornaSoma)</text:p>
      <text:p text:style-name="P65">const estudantes = [{nome: 'Juan', nota: 10},{nome: 'Lucas', nota:4},</text:p>
      <text:p text:style-name="P65">{nome: 'João', nota:3}, {nome: 'Juliana', nota: 8}]</text:p>
      <text:p text:style-name="P70"/>
      <text:p text:style-name="P65">let mediaNota = estudantes.reduce((media, aluno)=&gt;{</text:p>
      <text:p text:style-name="P65">return(media = media + aluno.nota)},0)/estudantes.length</text:p>
      <text:p text:style-name="P65"/>
      <text:p text:style-name="P65">console.log('\nSomando todas a notas do array estudantes e fazendo a Média',mediaNota)</text:p>
      <text:p text:style-name="P89"/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0:40:22.434788412</meta:creation-date>
    <dc:date>2021-06-24T14:16:49.295822698</dc:date>
    <meta:editing-duration>PT13H51M34S</meta:editing-duration>
    <meta:editing-cycles>219</meta:editing-cycles>
    <meta:generator>LibreOffice/6.4.7.2$Linux_X86_64 LibreOffice_project/40$Build-2</meta:generator>
    <meta:document-statistic meta:table-count="0" meta:image-count="0" meta:object-count="0" meta:page-count="9" meta:paragraph-count="229" meta:word-count="1594" meta:character-count="13742" meta:non-whitespace-character-count="12116"/>
  </office:meta>
</office:document-meta>
</file>